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2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fo:background-color="#7d9fd3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normal" fo:background-color="#7d9fd3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0.5pt" fo:letter-spacing="normal" fo:font-style="normal" fo:font-weight="normal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9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11" style:family="paragraph" style:parent-style-name="Text_20_body">
      <style:paragraph-properties fo:text-align="start" style:justify-single-word="false" fo:orphans="2" fo:widows="2"/>
    </style:style>
    <style:style style:name="P12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P1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fo:font-weight="bold"/>
    </style:style>
    <style:style style:name="T2" style:family="text">
      <style:text-properties style:font-name="apple-system" fo:font-size="11.25pt" fo:font-style="normal" fo:font-weight="normal"/>
    </style:style>
    <style:style style:name="T3" style:family="text">
      <style:text-properties style:font-name="apple-system" fo:font-size="10.5pt" fo:font-style="normal" fo:font-weight="normal"/>
    </style:style>
    <style:style style:name="T4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5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6" style:family="text">
      <style:text-properties fo:font-variant="normal" fo:text-transform="none" fo:color="#212529" loext:opacity="100%" style:font-name="apple-system" fo:font-size="10.5pt" fo:letter-spacing="normal" fo:font-style="normal" fo:font-weight="normal"/>
    </style:style>
    <style:style style:name="T7" style:family="text">
      <style:text-properties fo:font-variant="normal" fo:text-transform="none" fo:color="#212529" loext:opacity="100%" style:font-name="apple-system" fo:font-size="10.5pt" fo:letter-spacing="normal" fo:font-style="normal" fo:font-weight="bold"/>
    </style:style>
    <style:style style:name="T8" style:family="text">
      <style:text-properties fo:font-variant="normal" fo:text-transform="none" fo:color="#212529" loext:opacity="100%" style:font-name="SFMono-Regular" fo:font-size="9.75pt" fo:letter-spacing="normal" fo:font-style="normal" fo:font-weight="bold"/>
    </style:style>
    <style:style style:name="T9" style:family="text">
      <style:text-properties fo:color="#7d9fd3" loext:opacity="100%"/>
    </style:style>
    <style:style style:name="T10" style:family="text">
      <style:text-properties fo:font-size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jercicios Arrays-Cadenas</text:h>
      <text:list xml:id="list3207755995" text:style-name="L1">
        <text:list-item>
          <text:p text:style-name="P9"><text:span text:style-name="Strong_20_Emphasis"><text:span text:style-name="T4">Arrays Unidimensionales (Vectores)</text:span></text:span></text:p>
        </text:list-item>
      </text:list>
      <text:p text:style-name="P4"><text:span text:style-name="T9">1. Crea un programa que pida diez números reales por teclado, los almacene en un array, y luego muestre todos sus valores.</text:span></text:p>
      <text:p text:style-name="P4"><text:span text:style-name="T9">2. Crea un programa que pida diez números reales por teclado, los almacene en un array, y luego muestre la suma de todos los valores.</text:span></text:p>
      <text:p text:style-name="P4"><text:span text:style-name="T9">3. Crea un programa que pida diez números reales por teclado, los almacene en un array, y luego lo recorra para averiguar el máximo y mínimo y mostrarlos por pantalla.</text:span></text:p>
      <text:p text:style-name="P10"><text:span text:style-name="Strong_20_Emphasis"><text:span text:style-name="T4">Variante</text:span></text:span><text:span text:style-name="Strong_20_Emphasis"><text:span text:style-name="T8">//Método estático o no que calcule el máximo y el mínimo y lo</text:span></text:span></text:p>
      <text:p text:style-name="P2"><text:span text:style-name="Strong_20_Emphasis"><text:span text:style-name="T8">//devuelva al main para que éste los visualice</text:span></text:span></text:p>
      <text:p text:style-name="P11"><text:span text:style-name="Strong_20_Emphasis"><text:span text:style-name="T1"/></text:span></text:p>
      <text:p text:style-name="P4">4. Crea un programa que pida veinte números enteros por teclado, los almacene en un array y luego muestre por separado la suma de todos los valores positivos y negativos.</text:p>
      <text:p text:style-name="P4">5. Crea un programa que pida veinte números reales por teclado, los almacene en un array y luego lo recorra para calcular y mostrar la media: (suma de valores) / nº de valores.</text:p>
      <text:p text:style-name="P4">6. Crea un programa que pida dos valores enteros N y M, luego cree un array de tamaño N, escriba M en todas sus posiciones y lo muestre por pantalla.</text:p>
      <text:p text:style-name="P4">7. Crea un programa que pida dos valores enteros P y Q (se debe obligar a que Q sea mayor que P), luego cree un array que contenga todos los valores desde P hasta Q, y lo muestre por pantalla.</text:p>
      <text:p text:style-name="P3">Avanzados</text:p>
      <text:p text:style-name="P4">8. Crea un programa que cree un array con 100 números reales aleatorios entre 0.0 y</text:p>
      <text:p text:style-name="P4">1.0, utilizando Math.random(), y luego le pida al usuario un valor real R. Por último, mostrará cuántos valores del array son igual o superiores a R.</text:p>
      <text:p text:style-name="P4">9. Crea un programa que cree un array de enteros de tamaño 100 y lo rellene con valores enteros aleatorios entre 1 y 10. Luego pedirá un valor N y mostrará en qué posiciones del array aparece N.</text:p>
      <text:p text:style-name="P4">10.Crea un programa para realizar cálculos relacionados con la altura (en metros) de personas. Pedirá un valor N y luego almacenará en un array N alturas introducidas por teclado. Luego mostrará la altura media, máxima y mínima así como cuántas personas miden por encima y por debajo de la media.</text:p>
      <text:p text:style-name="P4">11.Crea un programa que cree dos arrays de enteros de tamaño 10. Luego introducirá en el primer array todos los valores del 1 al 10. Por último, deberá copiar todos los valores del primer array al segundo array en orden inverso, y mostrar ambos por pantalla.</text:p>
      <text:p text:style-name="P4"><text:soft-page-break/>12.Crea un programa que cree un array de 10 enteros y luego muestre el siguiente menú con distintas opciones:</text:p>
      <text:p text:style-name="P8">◦ <text:span text:style-name="T2">a. Mostrar valores.</text:span></text:p>
      <text:p text:style-name="P8">◦ <text:span text:style-name="T2">b. Introducir valor.</text:span></text:p>
      <text:p text:style-name="P8">◦ <text:span text:style-name="T2">c. Salir.</text:span></text:p>
      <text:p text:style-name="P4">La opción ‘a’ mostrará todos los valores por pantalla. La opción ‘b’ pedirá un valor V y una posición P, luego escribirá V en la posición P del array. El menú se repetirá indefinidamente hasta que el usuario elija la opción ‘c’ que terminará el programa.</text:p>
      <text:p text:style-name="P4">13.Crea un programa que permita al usuario almacenar una secuencia aritmética en un array y luego mostrarla. Una secuencia aritmética es una serie de números que comienza por un valor inicial V, y continúa con incrementos de I. </text:p>
      <text:p text:style-name="P10"><text:span text:style-name="Emphasis"><text:span text:style-name="T5">Por ejemplo, con</text:span></text:span></text:p>
      <text:p text:style-name="P10"><text:span text:style-name="Emphasis"><text:span text:style-name="T5">V=1 e I=2, la secuencia sería 1, 3, 5, 7, 9… Con V=7 e I=10, la secuencia sería 7, 17,27, 37… El programa solicitará al usuario V, I además de N (nº de valores a crear).</text:span></text:span></text:p>
      <text:p text:style-name="P4">14.Crea un programa que cree un array de enteros e introduzca la siguiente secuencia de valores: 1, 2, 2, 3, 3, 3, 4, 4, 4, 4, 5, 5, 5, 5, etc. hasta introducir 10 diez veces, y luego la muestre por pantalla.</text:p>
      <text:p text:style-name="P4">NOTA : Para los siguientes ejercicios necesitarás métodos de la clase ‘Arrays ’</text:p>
      <text:p text:style-name="P4">15.Crea un programa que pida al usuario dos valores N y M y luego cree un array de tamaño N que contenga M en todas sus posiciones. Luego muestra el array por pantalla.</text:p>
      <text:p text:style-name="P4">16.Crea un programa que cree un array de enteros e introduzca la siguiente secuencia de valores: 1, 2, 2, 3, 3, 3, 4, 4, 4, 4, 5, 5, 5, 5, etc. hasta introducir 10 diez veces, y luego la muestre por pantalla. En esta ocasión has de utilizar Arrays.fill().</text:p>
      <text:p text:style-name="P4">17.Crea un programa que pida al usuario 20 valores enteros e introduzca los 10 primeros en un array y los 10 últimos en otro array. Por último, comparará ambos arrays y le dirá al usuario si son iguales o no.</text:p>
      <text:p text:style-name="P4">18.Crea un programa que cree un array de tamaño 30 y lo rellene con valores aleatorios entre 0 y 9 (utiliza Math.random()*10). Luego ordena los valores del array y los mostrará por pantalla.</text:p>
      <text:p text:style-name="P4">19. Necesitamos crear un programa para mostrar el rating de los 8 jugadores de un torneo de ajedrez. Primero se le pedirá al usuario que introduzca el rating de todos los jugadores (habitualmente valores entre 1000 y 2800, de tipo entero) y luego muestre el rating en orden descendente (de la más alta a la más baja).</text:p>
      <text:p text:style-name="P4">20.Crea un programa que cree un array de tamaño 1000 y lo rellene con valores enteros aleatorios entre 0 y 99 (utiliza Math.random()*100). Luego pedirá por teclado un valor N y se mostrará por pantalla si N existe en el array, además de cuántas veces.</text:p>
      <text:p text:style-name="P11"><text:span text:style-name="Strong_20_Emphasis"><text:span text:style-name="T1"/></text:span></text:p>
      <text:list xml:id="list4241328953" text:style-name="L2">
        <text:list-item>
          <text:p text:style-name="P12"><text:soft-page-break/><text:span text:style-name="Strong_20_Emphasis"><text:span text:style-name="T4">Arrays Bidimensionales (Matrices)</text:span></text:span></text:p>
        </text:list-item>
      </text:list>
      <text:p text:style-name="P4"><text:span text:style-name="T10">1. Crea un programa que cree una matriz de tamaño 5x5 que almacene los números del </text:span>1 al 25 y luego muestre la matriz por pantalla.</text:p>
      <text:p text:style-name="P4"><text:span text:style-name="T10">2. Crea un programa que cree una matriz de 10x10 e introduzca los valores de las tablas </text:span>de multiplicar del 1 al 10 (cada tabla en una fila). Luego mostrará la matriz por pantalla.</text:p>
      <text:p text:style-name="P4"><text:span text:style-name="T10">3. Crea un programa que cree una matriz de tamaño NxM (tamaño introducido por </text:span>teclado) e introduzca en ella NxM valores (también introducidos por teclado). Luego deberá recorrer la matriz y al final mostrar por pantalla cuántos valores son mayores que cero, cuántos son menores que cero y cuántos son igual a cero.</text:p>
      <text:p text:style-name="P4"><text:span text:style-name="T10">4. Necesitamos crear un programa para almacenar las notas de 4 alumnos (llamados </text:span>“Alumno 1”, “Alumno 2”, etc.) y 5 asignaturas. El usuario introducirá las notas por teclado y luego el programa mostrará la nota mínima, máxima y media de cada alumno.</text:p>
      <text:p text:style-name="P4"><text:span text:style-name="T10">5. Necesitamos crear un programa para registrar sueldos de hombres y mujeres de una </text:span>empresa y detectar si existe brecha salarial entre ambos. El programa pedirá por teclado la información de N personas distintas (valor también introducido por teclado).</text:p>
      <text:p text:style-name="P4"><text:span text:style-name="T10">Para cada persona, pedirá su género (0 para varón y 1 para mujer) y su sueldo. Esta </text:span>información debe guardarse en una única matriz. Luego se mostrará por pantalla el sueldo medio de cada género.</text:p>
      <text:list xml:id="list3224372421" text:style-name="L3">
        <text:list-item>
          <text:p text:style-name="P13"><text:span text:style-name="Strong_20_Emphasis"><text:span text:style-name="T4">Cadenas</text:span></text:span></text:p>
        </text:list-item>
      </text:list>
      <text:p text:style-name="P4"><text:span text:style-name="T10">1. Crea un programa que pida una cadena de texto y luego la muestre tanto en </text:span>mayúsculas como en minúsculas.</text:p>
      <text:p text:style-name="P4"><text:span text:style-name="T10">2. Crea un programa que pida dos cadenas de texto por teclado y luego indique si son </text:span>iguales o no, además de si son iguales sin diferenciar entre mayúsculas y minúsculas.</text:p>
      <text:p text:style-name="P4"><text:span text:style-name="T10">3. Crea un programa que pida dos cadenas de texto y luego las muestre en orden </text:span>alfabético (sin diferenciar entre mayúsculas y minúsculas).</text:p>
      <text:p text:style-name="P4"><text:span text:style-name="T10">4. Crea un programa que pida por teclado tres cadenas de texto: nombre y dos </text:span>apellidos. Luego mostrará un código de usuario (en mayúsculas) formado por la concatenación de las tres primeras letras de cada uno de ellos. </text:p>
      <text:p text:style-name="P4">Por ejemplo si se introduce “Lionel”, “Tarazón” y “Alcocer” mostrará “LIOTARALC”.</text:p>
      <text:p text:style-name="P4"><text:span text:style-name="T10">5. Crea un programa que muestre por pantalla cuantas vocales de cada tipo hay </text:span>(cuantas ‘a’, cuantas ‘e’, etc.) en una frase introducida por teclado. No se debe diferenciar entre mayúsculas y minúsculas. Por ejemplo dada la frase “Mi mama me mima” dirá que hay:</text:p>
      <text:p text:style-name="P8">◦ <text:span text:style-name="T3">Nº de A: 3</text:span></text:p>
      <text:p text:style-name="P8">◦ <text:span text:style-name="T3">Nº de E: 1</text:span></text:p>
      <text:p text:style-name="P8">◦ <text:span text:style-name="T3">Nº de I: 2</text:span></text:p>
      <text:p text:style-name="P8">◦ <text:span text:style-name="T3">Nº de O: 0</text:span></text:p>
      <text:p text:style-name="P8"><text:soft-page-break/>◦ <text:span text:style-name="T3">Nº de U: 0</text:span></text:p>
      <text:p text:style-name="P4"><text:span text:style-name="T10">6. Crea un programa que pida al usuario introducir una frase F y una palabra P, y </text:span>muestre por pantalla:</text:p>
      <text:p text:style-name="P8">◦ <text:span text:style-name="T3">Si F contiene P.</text:span></text:p>
      <text:p text:style-name="P8">◦ <text:span text:style-name="T3">Si F empieza por P.</text:span></text:p>
      <text:p text:style-name="P8">◦ <text:span text:style-name="T3">Si F termina por P.</text:span></text:p>
      <text:p text:style-name="P4"><text:span text:style-name="T10">7. Crea un programa que pida al usuario introducir una frase F, una palabra P1 y otra </text:span>palabra P2. Luego, mostrará F sustituyendo todas las ocurrencias de P1 por P2.</text:p>
      <text:p text:style-name="P4"><text:span text:style-name="T10">8. Crea un programa que pida al usuario introducir una frase F y una palabra P, y </text:span>muestre por pantalla cuántas veces aparece P en F.</text:p>
      <text:p text:style-name="P4"><text:span text:style-name="T10">9. Crea un programa que pida al usuario introducir una cadena de texto con dos </text:span>palabras y luego muestre por pantalla las dos palabras en líneas distintas. </text:p>
      <text:p text:style-name="P4">Por ejemplo, dada la cadena de texto “Hola Lionel” mostrará por pantalla:</text:p>
      <text:p text:style-name="P7">hola</text:p>
      <text:p text:style-name="P7">Lionel</text:p>
      <text:p text:style-name="P4"><text:span text:style-name="T10">10.Crea un programa que pida una cadena de texto y luego muestre sus palabras una a </text:span>una en líneas separadas. </text:p>
      <text:p text:style-name="P4">Por ejemplo, dada la cadena de texto “Hola, ¿qué tal estás?” mostrará por pantalla:</text:p>
      <text:p text:style-name="P7">Hola,</text:p>
      <text:p text:style-name="P7">¿qué</text:p>
      <text:p text:style-name="P7">tal</text:p>
      <text:p text:style-name="P7">estás?</text:p>
      <text:p text:style-name="P10"><text:span text:style-name="T6">11. Crea un programa que lea una frase por teclado e indique si la frase es un </text:span><text:span text:style-name="Strong_20_Emphasis"><text:span text:style-name="T7">palíndromo</text:span></text:span><text:span text:style-name="T6"> </text:span><text:span text:style-name="T5">o no (ignorando espacios y sin diferenciar entre mayúsculas y minúsculas).</text:span></text:p>
      <text:p text:style-name="P4"><text:span text:style-name="T10">Supondremos que el usuario solo introducirá letras y espacios (ni comas, ni puntos, ni </text:span>acentos, etc.). </text:p>
      <text:p text:style-name="P3">NOTA: Un palíndromo es un texto que se lee igual de izquierda a</text:p>
      <text:p text:style-name="P6">derecha que de derecha a izquierda.</text:p>
      <text:p text:style-name="P8"> <text:span text:style-name="T3">Por ejemplo:</text:span></text:p>
      <text:p text:style-name="P8">◦ <text:span text:style-name="T3">Amigo no gima</text:span></text:p>
      <text:p text:style-name="P8">◦ <text:span text:style-name="T3">Dabale arroz a la zorra el abad</text:span></text:p>
      <text:p text:style-name="P8">◦ <text:span text:style-name="T3">Amo la pacífica paloma</text:span></text:p>
      <text:p text:style-name="P8">◦ <text:span text:style-name="T3">A man a plan a canal Panama</text:span></text:p>
      <text:p text:style-name="P10"/>
      <text:p text:style-name="P5"><text:soft-page-break/>Última modificación: Mércores, 11 de Xaneiro de 2023, 20:02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20:37:49.801000000</meta:creation-date>
    <dc:date>2023-01-11T20:38:45.725000000</dc:date>
    <meta:editing-duration>PT57S</meta:editing-duration>
    <meta:editing-cycles>1</meta:editing-cycles>
    <meta:document-statistic meta:table-count="0" meta:image-count="0" meta:object-count="0" meta:page-count="5" meta:paragraph-count="78" meta:word-count="1579" meta:character-count="8618" meta:non-whitespace-character-count="7114"/>
    <meta:generator>LibreOffice/7.3.4.2$Windows_X86_64 LibreOffice_project/728fec16bd5f605073805c3c9e7c4212a0120dc5</meta:generator>
  </office:meta>
</office:document-meta>
</file>